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Z SIFUENTES, LEN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IAZ SIFUENTES, LEN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4164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ARGAS ROSALES, TERCERO MILTO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61463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4.6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98.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8.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58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